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ster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hanges</text:p>
          </table:table-cell>
          <table:table-cell office:value-type="string" table:style-name="ce1">
            <text:p>made b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2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vergil 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1">
            <text:p>kh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7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8</text:p>
          </table:table-cell>
          <table:table-cell office:value-type="string" table:style-name="ce1">
            <text:p>he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9</text:p>
          </table:table-cell>
          <table:table-cell office:value-type="string" table:style-name="ce1">
            <text:p>bee pc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vergilheng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26T20:23:21Z</meta:creation-date>
    <dc:date>2017-03-26T16:33:49Z</dc:date>
    <meta:editing-cycles>7</meta:editing-cycles>
    <meta:editing-duration>PT192S</meta:editing-duration>
  </office:meta>
</office:document-meta>
</file>